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Negativa</text:p>
          </table:table-cell>
          <table:table-cell table:style-name="ce1" office:value-type="string">
            <text:p>Eval. Positiva</text:p>
          </table:table-cell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1/16/2011</text:date>, <text:time>15:0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6T15:03:32</dc:date>
    <dc:creator>Christian Mercado</dc:creator>
    <meta:generator>OpenOffice.org/3.2$Linux OpenOffice.org_project/320m12$Build-9483</meta:generator>
    <meta:editing-duration>PT00H35M07S</meta:editing-duration>
    <meta:editing-cycles>2</meta:editing-cycles>
    <meta:document-statistic meta:table-count="1" meta:cell-count="4692" meta:object-count="0"/>
  </office:meta>
</office:document-meta>
</file>